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1490f6" officeooo:paragraph-rsid="001490f6"/>
    </style:style>
    <style:style style:name="P2" style:family="paragraph" style:parent-style-name="Standard">
      <style:text-properties officeooo:rsid="00160d5b" officeooo:paragraph-rsid="00160d5b"/>
    </style:style>
    <style:style style:name="P3" style:family="paragraph" style:parent-style-name="Standard">
      <style:text-properties officeooo:rsid="0016d855" officeooo:paragraph-rsid="0016d855"/>
    </style:style>
    <style:style style:name="P4" style:family="paragraph" style:parent-style-name="Standard">
      <style:text-properties officeooo:rsid="0018ba80" officeooo:paragraph-rsid="0018ba80"/>
    </style:style>
    <style:style style:name="P5" style:family="paragraph" style:parent-style-name="Standard">
      <style:text-properties officeooo:rsid="001b2475" officeooo:paragraph-rsid="001b2475"/>
    </style:style>
    <style:style style:name="P6" style:family="paragraph" style:parent-style-name="Standard">
      <style:text-properties officeooo:rsid="001cdb05" officeooo:paragraph-rsid="001cdb05"/>
    </style:style>
    <style:style style:name="P7" style:family="paragraph" style:parent-style-name="Standard">
      <style:text-properties officeooo:rsid="002140a1" officeooo:paragraph-rsid="002140a1"/>
    </style:style>
    <style:style style:name="P8" style:family="paragraph" style:parent-style-name="Standard">
      <style:text-properties officeooo:rsid="00232f5f" officeooo:paragraph-rsid="00232f5f"/>
    </style:style>
    <style:style style:name="T1" style:family="text">
      <style:text-properties officeooo:rsid="0016d855"/>
    </style:style>
    <style:style style:name="T2" style:family="text">
      <style:text-properties officeooo:rsid="0018ba80"/>
    </style:style>
    <style:style style:name="T3" style:family="text">
      <style:text-properties fo:font-weight="bold" style:font-weight-asian="bold" style:font-weight-complex="bold"/>
    </style:style>
    <style:style style:name="T4" style:family="text">
      <style:text-properties officeooo:rsid="001a7224"/>
    </style:style>
    <style:style style:name="T5" style:family="text">
      <style:text-properties officeooo:rsid="001cdb05"/>
    </style:style>
    <style:style style:name="T6" style:family="text">
      <style:text-properties officeooo:rsid="001e7eeb"/>
    </style:style>
    <style:style style:name="T7" style:family="text">
      <style:text-properties officeooo:rsid="001e9a76"/>
    </style:style>
    <style:style style:name="T8" style:family="text">
      <style:text-properties officeooo:rsid="001f9536"/>
    </style:style>
    <style:style style:name="T9" style:family="text">
      <style:text-properties officeooo:rsid="002140a1"/>
    </style:style>
    <style:style style:name="T10" style:family="text">
      <style:text-properties officeooo:rsid="0024ac14"/>
    </style:style>
    <style:style style:name="T11" style:family="text">
      <style:text-properties officeooo:rsid="00253a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Directivas</text:p>
      <text:p text:style-name="P1"/>
      <text:p text:style-name="P2">Octetos Compiler Collection es <text:span text:style-name="T1">mas que un conjunto de compiladores, incluye soporte para crear diverso lenguajes, automatas, ..</text:span></text:p>
      <text:p text:style-name="P2"/>
      <text:p text:style-name="P3"><text:span text:style-name="T3">A</text:span> es un ensamblador muy básico, <text:span text:style-name="T10">aunque</text:span> se espera que sea utilable su mision principal es la de serv<text:span text:style-name="T8">i</text:span>r como punto de tra<text:span text:style-name="T8">ns</text:span>lacion de codigo, otros componetes generaran a partir sus archivo fuentes codigo ensambador para este componente de donde se generara el codigo maquina correspondiente. <text:span text:style-name="T8">Una caracteristica muy importante es que prodra realizar llamadas al estilo C y C++, es decir, sera capaz de realizar lladamas a fuciones C++ dentro de algun namespace o clase, razon por la cual el nombramineto de las etiquetas debe soporta nombres de espacio y clases.</text:span></text:p>
      <text:p text:style-name="P3"/>
      <text:p text:style-name="P3"><text:span text:style-name="T3">AII</text:span>, se puede considerar una implemteacion procedural de codigo ensa<text:span text:style-name="T10">m</text:span>b<text:span text:style-name="T10">l</text:span>ador, insertado en <text:span text:style-name="T9">el cuerpo de la funcion al</text:span> estu<text:span text:style-name="T9">til</text:span>o C, podri decirse que es un C pero que solo instrucciones ensablador en el cuerpo de la funcion. <text:s/>Al ac<text:span text:style-name="T10">e</text:span>pt<text:span text:style-name="T10">a</text:span>r instrucciones ensamblador la gr<text:span text:style-name="T9">a</text:span>matica puede no equivaler completamente a C, sin <text:span text:style-name="T2">em</text:span>bargo, esta es cuestion <text:span text:style-name="T2">de </text:span><text:span text:style-name="T10">propia</text:span><text:span text:style-name="T2"> del proyecto.</text:span></text:p>
      <text:p text:style-name="P3"/>
      <text:p text:style-name="P4"><text:span text:style-name="T3">AIII</text:span>, siguiendo la filosofia de C++, AIII se puede considerar una extencion de AII, pero con POO, de nuevo la gramatica <text:span text:style-name="T10">no será</text:span> a C++.</text:p>
      <text:p text:style-name="P4"/>
      <text:p text:style-name="P4"><text:span text:style-name="T3">B</text:span>, es una implemetacion aun en desarrollo de un compilador <text:span text:style-name="T4">de alto nivel(pero capaz de usar AIII). B sige con la filosofia de C++.</text:span></text:p>
      <text:p text:style-name="P4"/>
      <text:p text:style-name="P5">La Dinastia A y B tiene algunas cosas en comun, primero se desalienta energicamente la implementacion de la directiva de preposesador include, para usar la directiva import, el objetivo es optimizar el tiempo de compilacion guardande en la librería la mayor cantidad de informacion posible, se ha concluido que es sencillo guardar la salida del analizador lexico <text:span text:style-name="T5">ya que este componete es el mas costoso se logrario una gran mejora. Sin embargo, queda a discucion si es posible avanzar mas en proceso</text:span></text:p>
      <text:p text:style-name="P4"/>
      <text:p text:style-name="P4"><text:span text:style-name="T3">C</text:span>, es el compilador C estadar, que la primer version implementara ANSI C</text:p>
      <text:p text:style-name="P4"/>
      <text:p text:style-name="P4"><text:span text:style-name="T3">C++</text:span>, obviamente es la implemetacion del compilador para C++, que en su primer version implmentara C++ 98</text:p>
      <text:p text:style-name="P4"/>
      <text:p text:style-name="P6">Tanto la implemtacion de C, como la de C++, tendran asistencia de la directiva import de A, en el sentido de que la directiva de include de C/C++ tendran como backend la directiva import de A. <text:span text:style-name="T7">Ademas mediante la activacion de extecion se prodra agregar codigo de A.</text:span></text:p>
      <text:p text:style-name="P1"/>
      <text:p text:style-name="P6"><text:span text:style-name="T3">Core</text:span>, como puede notarse todos los copomentes esta<text:span text:style-name="T9">n</text:span> estrechamente relacionados, <text:span text:style-name="T6">esto es asi para optimizar la reutilizacion de codigo y mejorar la calidad del software resultante, </text:span><text:span text:style-name="T7">ya que AII tendra una gramatica muy similar a C, se deveria poder reutilizar la mayor parte del analizador lexico y semantico para de esta forma avanzar mas rapido en el desrrollo de los componetes.</text:span></text:p>
      <text:p text:style-name="P7">Uno de los pilares de esta la reutilizacion es usar tablas de traciones ensambables, lo que significa que sera posible usar varia tabla de trancion para crear una, todo ello según sea necesario.</text:p>
      <text:p text:style-name="P7"/>
      <text:p text:style-name="P8"><text:soft-page-break/><text:span text:style-name="T3">Bootstrapping</text:span>, se debe de garantizar una pronta capacidad de recompilar el projecto entero por lo <text:span text:style-name="T11">se debe implementar en C++ 11.</text:span></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MX"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05T21:51:18.984275397</meta:creation-date>
    <dc:date>2022-08-05T23:41:52.182627920</dc:date>
    <meta:editing-duration>PT43M32S</meta:editing-duration>
    <meta:editing-cycles>8</meta:editing-cycles>
    <meta:generator>LibreOffice/7.3.4.2$Linux_X86_64 LibreOffice_project/30$Build-2</meta:generator>
    <meta:document-statistic meta:table-count="0" meta:image-count="0" meta:object-count="0" meta:page-count="2" meta:paragraph-count="13" meta:word-count="493" meta:character-count="2964" meta:non-whitespace-character-count="2483"/>
  </office:meta>
</office:document-meta>
</file>